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7c51f"/>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41527"/>
    </style:style>
    <style:style style:name="P4" style:family="paragraph" style:parent-style-name="Standard">
      <style:text-properties officeooo:paragraph-rsid="0018abeb"/>
    </style:style>
    <style:style style:name="P5" style:family="paragraph" style:parent-style-name="Standard">
      <style:text-properties officeooo:paragraph-rsid="001b2f84"/>
    </style:style>
    <style:style style:name="T1" style:family="text">
      <style:text-properties officeooo:rsid="0007c51f"/>
    </style:style>
    <style:style style:name="T2" style:family="text">
      <style:text-properties officeooo:rsid="000b3df9"/>
    </style:style>
    <style:style style:name="T3" style:family="text">
      <style:text-properties officeooo:rsid="000d4c3d"/>
    </style:style>
    <style:style style:name="T4" style:family="text">
      <style:text-properties officeooo:rsid="00117eee"/>
    </style:style>
    <style:style style:name="T5" style:family="text">
      <style:text-properties officeooo:rsid="00141527"/>
    </style:style>
    <style:style style:name="T6" style:family="text">
      <style:text-properties officeooo:rsid="0016ba11"/>
    </style:style>
    <style:style style:name="T7" style:family="text">
      <style:text-properties officeooo:rsid="0018abeb"/>
    </style:style>
    <style:style style:name="T8" style:family="text">
      <style:text-properties officeooo:rsid="0019b757"/>
    </style:style>
    <style:style style:name="T9" style:family="text">
      <style:text-properties officeooo:rsid="001b2f84"/>
    </style:style>
    <style:style style:name="T10" style:family="text">
      <style:text-properties officeooo:rsid="001b61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1) Tell us about the world as you see it.</text:p>
      <text:p text:style-name="Standard">(A description of the status quo and context in which you will be working)</text:p>
      <text:p text:style-name="Standard"/>
      <text:p text:style-name="Standard">One of the greatest treats to humanity is the environment. Currently, I am working towards improving the environmental aspect of food. I am concerned about transportation, trash, waste and diets.</text:p>
      <text:p text:style-name="Standard"/>
      <text:p text:style-name="Standard">Needless to say transportation emits greenhouse gas emissions. Raw food is frequently transported far away to be transformed or packaged. Then, the final product travels again far away to reach the end customer.</text:p>
      <text:p text:style-name="Standard"/>
      <text:p text:style-name="Standard">Energy is <text:span text:style-name="T1">also </text:span>wasted on single-use packaging. Not only does it waste energy to package, it accumulates trash. Worst of all, it is not always properly disposed of and is often found polluting the environment.</text:p>
      <text:p text:style-name="Standard"/>
      <text:p text:style-name="Standard"><text:span text:style-name="T1">Furthermore, t</text:span>here is the issue of food waste. Roughly a third of the food produced for human consumption is wasted every year. It is especially bad because it takes all the energy it took to produce, transform, package and transport the food and throws it all away for nothing.</text:p>
      <text:p text:style-name="Standard"/>
      <text:p text:style-name="Standard">Last but not least, not all types of food have the same environment impact. Some types require a lot more resources to produce. For example, meat based diets usually have a much higher carbon footprint than plant based diets.</text:p>
      <text:p text:style-name="Standard"/>
      <text:p text:style-name="Standard">There already exists some solutions that aims to fix those issues, but none are ideal.</text:p>
      <text:p text:style-name="Standard"/>
      <text:p text:style-name="P1"><text:span text:style-name="T1">Transformed meat substitutes, ready-to-cook boxes and restaurants solve at least some of the issues, but not all and they are usual</text:span><text:span text:style-name="T2">l</text:span><text:span text:style-name="T1">y expensive.</text:span></text:p>
      <text:p text:style-name="Standard"/>
      <text:p text:style-name="P2">## 2) What change do you want to make in the world?</text:p>
      <text:p text:style-name="Standard">(A description of what you want to change about the status quo, in the world, your personal vision for this area)</text:p>
      <text:p text:style-name="Standard"/>
      <text:p text:style-name="Standard">I want a world where <text:span text:style-name="T3">people</text:span> go <text:span text:style-name="T3">to the</text:span> local market and buy products without any packaging. <text:span text:style-name="T3">They</text:span> bring those raw ingredients from the field and transform them at home into delicious meals.<text:span text:style-name="T3"> </text:span>I plan<text:span text:style-name="T3"> to make this change</text:span> by making the process<text:span text:style-name="T3"> </text:span>easier.</text:p>
      <text:p text:style-name="Standard"/>
      <text:p text:style-name="Standard">For the past year and a half, I have been working on an invention of mine: a pantry robot. The idea is to have a cupboard with containers to store dry ingredients combined with a robotic arm which handles the inventory and also helps with cooking.</text:p>
      <text:p text:style-name="Standard"/>
      <text:p text:style-name="Standard">The robot would keep an eye out for the inventory and generate a grocery list automatically. It tells you how much to buy of everything based on your habits and meals planned in your calendar. It tells you which container size to use and how much to fill it. Also, you can even access your inventory from anywhere, anytime, to check how much of something you have remaining. In order to avoid food waste, the machine suggests recipes that use ingredients that are about to expire.</text:p>
      <text:p text:style-name="Standard"/>
      <text:p text:style-name="Standard">You can select a recipe and the robot will bring out the required ingredients. It can store everything when you're finished. It can also mix ingredients together.</text:p>
      <text:p text:style-name="Standard"/>
      <text:p text:style-name="Standard"><text:soft-page-break/>I plan to integrate a water intake to be able to clean and soak ingredients. I also want to incorporate a hand mixer, <text:span text:style-name="T4">an oven, </text:span>a spatula and a dough hook. This would allow the robot to do complex recipes like bread dough, bean salads, cake batter, etc.</text:p>
      <text:p text:style-name="Standard"/>
      <text:p text:style-name="P2">## 3) What do you believe has prevented this change to date?</text:p>
      <text:p text:style-name="Standard">(Describe the innovations or questions you would like to explore during the fellowship year)</text:p>
      <text:p text:style-name="Standard"/>
      <text:p text:style-name="Standard">People are not eating in an environmentally-friendly way mainly because it is easier not to. It's easy to buy food in cardboard and plastic at the grocery store. It's easy to cook meals with meat because they usually taste good without much effort.</text:p>
      <text:p text:style-name="Standard"/>
      <text:p text:style-name="Standard">The annoyances of bulk stores is that you can't just go there. You can't just stop by after work on your way home. You have to plan in advance in order to bring your containers. My machine would help by taking the worry of planning away. It would handle the inventory automatically and give you reminders when you need to go grocery shopping.</text:p>
      <text:p text:style-name="Standard"/>
      <text:p text:style-name="Standard">Cooking tasty vegan recipes is harder than cooking with meat. I want to fix that by making a website to create and archive delicious eco-friendly recipes.</text:p>
      <text:p text:style-name="Standard"/>
      <text:p text:style-name="Standard">I believe a pantry robot does not exist yet because the technology is relatively new and it is costly to develop. Robotics can get expensive really quickly. One of my competitor is Moley Robotics. They offer a robot that cooks at a price of $335,000 USD. This is not what I want to make. I want to make an affordable robot for every household. Obviously it will be able to execute much less actions, but by focusing mostly on pantry recipes, it can be more than enough.</text:p>
      <text:p text:style-name="Standard"/>
      <text:p text:style-name="Standard">The first model I plan to release will be targeted at high-end customers and early adopters. Over time, I should be able to save costs by producing larger quantities. I want to sell kits to assemble in order to keep the price as low as possible.</text:p>
      <text:p text:style-name="Standard"/>
      <text:p text:style-name="P2">## 4) What are you going to do to get there?</text:p>
      <text:p text:style-name="Standard">(A description of what you actually plan to do during the year)</text:p>
      <text:p text:style-name="Standard"/>
      <text:p text:style-name="Standard">On the product side, I need to keep working on the recipe website, the cupboard, a robotic simulation and the actual robot. On the business side, I need to incorporate and grow the company.</text:p>
      <text:p text:style-name="Standard"/>
      <text:p text:style-name="P4">The cupboard is well developed. I want to make a detailed web page and a video that teach people how<text:span text:style-name="T7"> to make their own</text:span>.</text:p>
      <text:p text:style-name="Standard"/>
      <text:p text:style-name="P5">The actual robot is where there is the most work left to be done. The current robotic arm is still a prototype.<text:span text:style-name="T9"> </text:span>I <text:span text:style-name="T7">need to replace 3d printed parts with proper parts.</text:span></text:p>
      <text:p text:style-name="P5"/>
      <text:p text:style-name="P5">The electrical design needs to be remade. It is already fully functional, but it is not pretty nor safe. There needs to be a proper enclosure, components and wiring.</text:p>
      <text:p text:style-name="Standard"/>
      <text:p text:style-name="Standard">A robotic simulation is required in order to develop the robotic arm. <text:span text:style-name="T9">I</text:span>t helps to visualize the inventory from the robots perspective and it helps with motion planning. When a feature is ready, I can program it directly on the actual robotic arm. Right now, the simulation is able to retrieve and store jars and the robotic arm is able to move manually.</text:p>
      <text:p text:style-name="Standard"/>
      <text:p text:style-name="Standard"><text:soft-page-break/>I would like to spend time to work with the robot's camera, a sink and tools like spoons and blenders. I've worked on some of this, but the design changed quite a bit since then so I have to start from scratch.</text:p>
      <text:p text:style-name="Standard"/>
      <text:p text:style-name="Standard">This project is currently a one person job. If I get this grant, <text:span text:style-name="T8">I will incorporate the company. Then, I will </text:span>hire someone to work with me. I am a technical founder and I like to do technical stuff. I would like to hire someone to take care of all the business side.</text:p>
      <text:p text:style-name="Standard"/>
      <text:p text:style-name="P2">## 5) What challenges or uncertainties do you expect to face?</text:p>
      <text:p text:style-name="Standard"/>
      <text:p text:style-name="Standard">The kitchen robotics space is very new and as such, the market is not well validated. I did a survey and got positive results, but I am still worried that the market is too small. I am uncertain that people will actually be ready to buy at the price I am able to sell it.</text:p>
      <text:p text:style-name="Standard"/>
      <text:p text:style-name="Standard"><text:span text:style-name="T9">A</text:span> challenge will be to actually sell my product. The product is similar to smart fridges. The first smart fridges did not sell well because consumers thought it was overpriced for the benefit. It took time to develop a cheaper product that finally users were interested in buying.</text:p>
      <text:p text:style-name="Standard"/>
      <text:p text:style-name="Standard">One concern of mine is safety. A key feature of the machine would be it's independence. It would be awesome if the robot could start cooking by itself when you are at work, then you come home and finish cooking what it started. But in order for the machine to work without supervision, the technology must be well advanced.</text:p>
      <text:p text:style-name="Standard"/>
      <text:p text:style-name="Standard">There are plenty of technical challenges. I did a proof of concept about most aspects already<text:span text:style-name="T9">, but I need to make it perfect.</text:span> For example, I was able to detect jars most of the time, but this is not enough. It needs to be able to detect jars 100% of the time. Otherwise the robotic arm will probably break it if it does not know it is there.</text:p>
      <text:p text:style-name="Standard"/>
      <text:p text:style-name="Standard">Another challenge is to finish the product before running out of capital. It takes a lot of time to build a robot. My competitor Moley Robotics started in 2014 and have barely a product yet. But I am aiming at a lower end robot so I should be able to complete one in much less time.</text:p>
      <text:p text:style-name="Standard"/>
      <text:p text:style-name="P2">## 6) What part does openness play in your idea?</text:p>
      <text:p text:style-name="Standard"/>
      <text:p text:style-name="Standard">Openness is really important for me because it resonates with two of my core values: freedom and transparency. It takes place in many aspects of my idea. My project will be open-source and open-hardware and the company will be open.</text:p>
      <text:p text:style-name="Standard"/>
      <text:p text:style-name="Standard">My whole life, I've been using open software almost exclusively. I am using Linux, Firefox, Godot, Freecad, LibreOffice, Bootstrap, Ruby on rails, Gimp, Blender, OpenShot, Krita and so much more. So the least I can do is contribute back and make my software open source. Users will be able to tweak and play with the robotic arm. They will be able to modify the application to customize it to their liking.</text:p>
      <text:p text:style-name="Standard"/>
      <text:p text:style-name="Standard">Before working on my project, I was working as an electromechanic. So I am used to repair all sorts of things and I understand how frustrating it is when you can't find schematics or spare parts for something you bought. I want my project to not only be open-source, but to be open-hardware. I want to make schematics and part lists available so people will always be able to maintain and repair their machine.</text:p>
      <text:p text:style-name="Standard"><text:soft-page-break/></text:p>
      <text:p text:style-name="Standard">I not only want the product to be open, I want the company to be open too.</text:p>
      <text:p text:style-name="Standard"/>
      <text:p text:style-name="Standard">I learnt about <text:span text:style-name="T10">the </text:span>Shuttleworth Foundation through FarmBot on their series A article. I though it was really cool of them to be open about the way the company evolved and their status. They even shared sales, capitalization and their business plan. I would like to do the same.</text:p>
      <text:p text:style-name="Standard"/>
      <text:p text:style-name="P2">## Key partners</text:p>
      <text:p text:style-name="Standard"/>
      <text:p text:style-name="Standard">Companies that produce smart fridges could be key partners. By combining a smart fridge with my machine, we could be able to know the complete inventory and suggest recipes with ingredients you have.</text:p>
      <text:p text:style-name="Standard"/>
      <text:p text:style-name="Standard">Bulk stores could be key partners. We could offer the service of filling the machine automatical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0:34:36.908908333</meta:creation-date>
    <dc:date>2021-10-14T12:08:57.037425283</dc:date>
    <meta:editing-duration>PT1H13M51S</meta:editing-duration>
    <meta:editing-cycles>22</meta:editing-cycles>
    <meta:generator>LibreOffice/6.4.7.2$Linux_X86_64 LibreOffice_project/40$Build-2</meta:generator>
    <meta:document-statistic meta:table-count="0" meta:image-count="0" meta:object-count="0" meta:page-count="4" meta:paragraph-count="47" meta:word-count="1733" meta:character-count="9516" meta:non-whitespace-character-count="7830"/>
  </office:meta>
</office:document-meta>
</file>